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2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0.2571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3535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2.1016in"/>
    </style:style>
    <style:style style:name="co8" style:family="table-column">
      <style:table-column-properties fo:break-before="auto" style:column-width="0.3429in"/>
    </style:style>
    <style:style style:name="co9" style:family="table-column">
      <style:table-column-properties fo:break-before="auto" style:column-width="1.7043in"/>
    </style:style>
    <style:style style:name="co10" style:family="table-column">
      <style:table-column-properties fo:break-before="auto" style:column-width="1.7366in"/>
    </style:style>
    <style:style style:name="co11" style:family="table-column">
      <style:table-column-properties fo:break-before="auto" style:column-width="1.7154in"/>
    </style:style>
    <style:style style:name="co12" style:family="table-column">
      <style:table-column-properties fo:break-before="auto" style:column-width="1.618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table:style-name="Default"/>
          <table:table-cell/>
          <table:table-cell table:style-name="ce1"/>
          <table:table-cell table:style-name="ce2" table:number-columns-repeated="2"/>
          <table:table-cell table:style-name="ce1" office:value-type="string" calcext:value-type="string">
            <text:p>LATEX TABLE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table:number-columns-repeated="2"/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office:value-type="string" calcext:value-type="string">
            <text:p>OVERALL SUM-ARC-LENGTH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ce2"/>
          <table:table-cell table:style-name="ce2" office:value-type="string" calcext:value-type="string">
            <text:p>&amp;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&amp;</text:p>
          </table:table-cell>
          <table:table-cell table:style-name="ce2" office:value-type="string" calcext:value-type="string">
            <text:p>Sum-Arc-Length</text:p>
          </table:table-cell>
          <table:table-cell office:value-type="string" calcext:value-type="string">
            <text:p>&amp;</text:p>
          </table:table-cell>
          <table:table-cell table:style-name="ce2" office:value-type="string" calcext:value-type="string">
            <text:p>Sum-Arc-Length</text:p>
          </table:table-cell>
          <table:table-cell office:value-type="string" calcext:value-type="string">
            <text:p>&amp;</text:p>
          </table:table-cell>
          <table:table-cell table:style-name="ce2" office:value-type="string" calcext:value-type="string">
            <text:p>Sum-Arc-Length</text:p>
          </table:table-cell>
          <table:table-cell office:value-type="string" calcext:value-type="string">
            <text:p>&amp;</text:p>
          </table:table-cell>
          <table:table-cell table:style-name="ce2" office:value-type="string" calcext:value-type="string">
            <text:p>Sum-Arc-Length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Lamda Acceleration Safety Factor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Feedrate Command (mm/s)</text:p>
          </table:table-cell>
          <table:table-cell office:value-type="string" calcext:value-type="string">
            <text:p>&amp;</text:p>
          </table:table-cell>
          <table:table-cell table:style-name="ce2" office:value-type="string" calcext:value-type="string">
            <text:p>FC10</text:p>
          </table:table-cell>
          <table:table-cell office:value-type="string" calcext:value-type="string">
            <text:p>&amp;</text:p>
          </table:table-cell>
          <table:table-cell table:style-name="ce2" office:value-type="string" calcext:value-type="string">
            <text:p>FC20</text:p>
          </table:table-cell>
          <table:table-cell office:value-type="string" calcext:value-type="string">
            <text:p>&amp;</text:p>
          </table:table-cell>
          <table:table-cell table:style-name="ce2" office:value-type="string" calcext:value-type="string">
            <text:p>FC30</text:p>
          </table:table-cell>
          <table:table-cell office:value-type="string" calcext:value-type="string">
            <text:p>&amp;</text:p>
          </table:table-cell>
          <table:table-cell table:style-name="ce2" office:value-type="string" calcext:value-type="string">
            <text:p>FC40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Curve Type</text:p>
          </table:table-cell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Circle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496.3785816452" calcext:value-type="float">
            <text:p>4.963785816452E+02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496.3771594934" calcext:value-type="float">
            <text:p>4.963771594934E+02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496.3757335444" calcext:value-type="float">
            <text:p>4.963757335444E+02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496.3942987341" calcext:value-type="float">
            <text:p>4.963942987341E+02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Ellipse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215.6436635306" calcext:value-type="float">
            <text:p>2.156436635306E+02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215.6499394203" calcext:value-type="float">
            <text:p>2.156499394203E+02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215.6478495089" calcext:value-type="float">
            <text:p>2.156478495089E+02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215.6438658943" calcext:value-type="float">
            <text:p>2.156438658943E+02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Teardrop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101.8356741269" calcext:value-type="float">
            <text:p>1.018356741269E+02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101.8418663504" calcext:value-type="float">
            <text:p>1.018418663504E+02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101.8595636256" calcext:value-type="float">
            <text:p>1.018595636256E+02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101.8355644559" calcext:value-type="float">
            <text:p>1.018355644559E+02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Butterfly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356.074850687" calcext:value-type="float">
            <text:p>3.560748506870E+02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356.0738974072" calcext:value-type="float">
            <text:p>3.560738974072E+02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356.0730284349" calcext:value-type="float">
            <text:p>3.560730284349E+02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356.0734306512" calcext:value-type="float">
            <text:p>3.560734306512E+02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Snailshell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138.5725614787" calcext:value-type="float">
            <text:p>1.385725614787E+02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138.582355888" calcext:value-type="float">
            <text:p>1.385823558880E+02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138.5855208343" calcext:value-type="float">
            <text:p>1.385855208343E+02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138.5878579474" calcext:value-type="float">
            <text:p>1.385878579474E+02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Skewed-Astroid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1161.845691077" calcext:value-type="float">
            <text:p>1.161845691077E+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1161.851349542" calcext:value-type="float">
            <text:p>1.161851349542E+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1161.856975395" calcext:value-type="float">
            <text:p>1.161856975395E+03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1161.862568638" calcext:value-type="float">
            <text:p>1.161862568638E+03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Ribbon-10L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3.802699021307" calcext:value-type="float">
            <text:p>3.802699021307E+00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3.802672335504" calcext:value-type="float">
            <text:p>3.802672335504E+00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3.80347826793" calcext:value-type="float">
            <text:p>3.803478267930E+00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3.802978777888" calcext:value-type="float">
            <text:p>3.802978777888E+00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Ribbon-100L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38.02433940498" calcext:value-type="float">
            <text:p>3.802433940498E+01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38.02572368417" calcext:value-type="float">
            <text:p>3.802572368417E+01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38.02757758292" calcext:value-type="float">
            <text:p>3.802757758292E+01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38.03483632374" calcext:value-type="float">
            <text:p>3.803483632374E+01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AstEpi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762.6471894183" calcext:value-type="float">
            <text:p>7.626471894183E+02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762.6564180797" calcext:value-type="float">
            <text:p>7.626564180797E+02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762.6597716718" calcext:value-type="float">
            <text:p>7.626597716718E+02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762.6830175974" calcext:value-type="float">
            <text:p>7.626830175974E+02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SnaHyp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377.9474877648" calcext:value-type="float">
            <text:p>3.779474877648E+02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377.9592539969" calcext:value-type="float">
            <text:p>3.779592539969E+02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" calcext:value-type="float">
            <text:p>0.000000000000E+00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" calcext:value-type="float">
            <text:p>0.000000000000E+00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3"/>
          <table:table-cell table:style-name="ce2" office:value-type="string" calcext:value-type="string">
            <text:p>&amp;</text:p>
          </table:table-cell>
          <table:table-cell table:style-name="ce1"/>
          <table:table-cell office:value-type="string" calcext:value-type="string">
            <text:p>&amp;</text:p>
          </table:table-cell>
          <table:table-cell table:style-name="ce1"/>
          <table:table-cell office:value-type="string" calcext:value-type="string">
            <text:p>&amp;</text:p>
          </table:table-cell>
          <table:table-cell table:style-name="ce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2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3"/>
          <table:table-cell table:style-name="ce2"/>
          <table:table-cell table:style-name="ce1" table:number-columns-repeated="6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3" table:number-columns-repeated="2"/>
          <table:table-cell table:style-name="ce1" table:number-columns-repeated="6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C10-L0.18-A28-CIRCLE SUM-ARC-LENGTH-(mm) <text:s text:c="15"/></text:p>
          </table:table-cell>
          <table:table-cell office:value-type="float" office:value="496.3785816452" calcext:value-type="float">
            <text:p>4.963785816452E+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20-L0.18-A28-CIRCLE SUM-ARC-LENGTH-(mm) <text:s text:c="15"/></text:p>
          </table:table-cell>
          <table:table-cell office:value-type="float" office:value="496.3771594934" calcext:value-type="float">
            <text:p>4.963771594934E+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30-L0.18-A28-CIRCLE SUM-ARC-LENGTH-(mm) <text:s text:c="15"/></text:p>
          </table:table-cell>
          <table:table-cell office:value-type="float" office:value="496.3757335444" calcext:value-type="float">
            <text:p>4.963757335444E+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40-L0.18-A28-CIRCLE SUM-ARC-LENGTH-(mm) <text:s text:c="15"/></text:p>
          </table:table-cell>
          <table:table-cell office:value-type="float" office:value="496.3942987341" calcext:value-type="float">
            <text:p>4.963942987341E+02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C10-L0.18-A28-ELLIPSE SUM-ARC-LENGTH-(mm) <text:s text:c="15"/></text:p>
          </table:table-cell>
          <table:table-cell office:value-type="float" office:value="215.6436635306" calcext:value-type="float">
            <text:p>2.156436635306E+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20-L0.18-A28-ELLIPSE SUM-ARC-LENGTH-(mm) <text:s text:c="15"/></text:p>
          </table:table-cell>
          <table:table-cell office:value-type="float" office:value="215.6499394203" calcext:value-type="float">
            <text:p>2.156499394203E+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30-L0.18-A28-ELLIPSE SUM-ARC-LENGTH-(mm) <text:s text:c="15"/></text:p>
          </table:table-cell>
          <table:table-cell office:value-type="float" office:value="215.6478495089" calcext:value-type="float">
            <text:p>2.156478495089E+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40-L0.18-A28-ELLIPSE SUM-ARC-LENGTH-(mm) <text:s text:c="15"/></text:p>
          </table:table-cell>
          <table:table-cell office:value-type="float" office:value="215.6438658943" calcext:value-type="float">
            <text:p>2.156438658943E+02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C10-L0.18-A28-TEARDROP SUM-ARC-LENGTH-(mm) <text:s text:c="15"/></text:p>
          </table:table-cell>
          <table:table-cell office:value-type="float" office:value="101.8356741269" calcext:value-type="float">
            <text:p>1.018356741269E+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20-L0.18-A28-TEARDROP SUM-ARC-LENGTH-(mm) <text:s text:c="15"/></text:p>
          </table:table-cell>
          <table:table-cell office:value-type="float" office:value="101.8418663504" calcext:value-type="float">
            <text:p>1.018418663504E+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30-L0.18-A28-TEARDROP SUM-ARC-LENGTH-(mm) <text:s text:c="15"/></text:p>
          </table:table-cell>
          <table:table-cell office:value-type="float" office:value="101.8595636256" calcext:value-type="float">
            <text:p>1.018595636256E+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40-L0.18-A28-TEARDROP SUM-ARC-LENGTH-(mm) <text:s text:c="15"/></text:p>
          </table:table-cell>
          <table:table-cell office:value-type="float" office:value="101.8355644559" calcext:value-type="float">
            <text:p>1.018355644559E+02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C10-L0.18-A28-BUTTERFLY SUM-ARC-LENGTH-(mm) <text:s text:c="15"/></text:p>
          </table:table-cell>
          <table:table-cell office:value-type="float" office:value="356.074850687" calcext:value-type="float">
            <text:p>3.560748506870E+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20-L0.18-A28-BUTTERFLY SUM-ARC-LENGTH-(mm) <text:s text:c="15"/></text:p>
          </table:table-cell>
          <table:table-cell office:value-type="float" office:value="356.0738974072" calcext:value-type="float">
            <text:p>3.560738974072E+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30-L0.18-A28-BUTTERFLY SUM-ARC-LENGTH-(mm) <text:s text:c="15"/></text:p>
          </table:table-cell>
          <table:table-cell office:value-type="float" office:value="356.0730284349" calcext:value-type="float">
            <text:p>3.560730284349E+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40-L0.18-A28-BUTTERFLY SUM-ARC-LENGTH-(mm) <text:s text:c="15"/></text:p>
          </table:table-cell>
          <table:table-cell office:value-type="float" office:value="356.0734306512" calcext:value-type="float">
            <text:p>3.560734306512E+02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C10-L0.18-A28-SNAILSHELL SUM-ARC-LENGTH-(mm) <text:s text:c="15"/></text:p>
          </table:table-cell>
          <table:table-cell office:value-type="float" office:value="138.5725614787" calcext:value-type="float">
            <text:p>1.385725614787E+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20-L0.18-A28-SNAILSHELL SUM-ARC-LENGTH-(mm) <text:s text:c="15"/></text:p>
          </table:table-cell>
          <table:table-cell office:value-type="float" office:value="138.582355888" calcext:value-type="float">
            <text:p>1.385823558880E+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30-L0.18-A28-SNAILSHELL SUM-ARC-LENGTH-(mm) <text:s text:c="15"/></text:p>
          </table:table-cell>
          <table:table-cell office:value-type="float" office:value="138.5855208343" calcext:value-type="float">
            <text:p>1.385855208343E+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40-L0.18-A28-SNAILSHELL SUM-ARC-LENGTH-(mm) <text:s text:c="15"/></text:p>
          </table:table-cell>
          <table:table-cell office:value-type="float" office:value="138.5878579474" calcext:value-type="float">
            <text:p>1.385878579474E+02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C10-L0.18-A28-SKEWEDASTROID SUM-ARC-LENGTH-(mm) <text:s text:c="15"/></text:p>
          </table:table-cell>
          <table:table-cell office:value-type="float" office:value="1161.845691077" calcext:value-type="float">
            <text:p>1.161845691077E+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20-L0.18-A28-SKEWEDASTROID SUM-ARC-LENGTH-(mm) <text:s text:c="15"/></text:p>
          </table:table-cell>
          <table:table-cell office:value-type="float" office:value="1161.851349542" calcext:value-type="float">
            <text:p>1.161851349542E+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30-L0.18-A28-SKEWEDASTROID SUM-ARC-LENGTH-(mm) <text:s text:c="15"/></text:p>
          </table:table-cell>
          <table:table-cell office:value-type="float" office:value="1161.856975395" calcext:value-type="float">
            <text:p>1.161856975395E+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40-L0.18-A28-SKEWEDASTROID SUM-ARC-LENGTH-(mm) <text:s text:c="15"/></text:p>
          </table:table-cell>
          <table:table-cell office:value-type="float" office:value="1161.862568638" calcext:value-type="float">
            <text:p>1.161862568638E+03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C10-L0.18-A28-RIBBON-10L SUM-ARC-LENGTH-(mm) <text:s text:c="15"/></text:p>
          </table:table-cell>
          <table:table-cell office:value-type="float" office:value="3.802699021307" calcext:value-type="float">
            <text:p>3.802699021307E+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20-L0.18-A28-RIBBON-10L SUM-ARC-LENGTH-(mm) <text:s text:c="15"/></text:p>
          </table:table-cell>
          <table:table-cell office:value-type="float" office:value="3.802672335504" calcext:value-type="float">
            <text:p>3.802672335504E+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30-L0.18-A28-RIBBON-10L SUM-ARC-LENGTH-(mm) <text:s text:c="15"/></text:p>
          </table:table-cell>
          <table:table-cell office:value-type="float" office:value="3.80347826793" calcext:value-type="float">
            <text:p>3.803478267930E+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40-L0.18-A28-RIBBON-10L SUM-ARC-LENGTH-(mm) <text:s text:c="15"/></text:p>
          </table:table-cell>
          <table:table-cell office:value-type="float" office:value="3.802978777888" calcext:value-type="float">
            <text:p>3.802978777888E+00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C10-L0.18-A28-RIBBON-100L SUM-ARC-LENGTH-(mm) <text:s text:c="15"/></text:p>
          </table:table-cell>
          <table:table-cell office:value-type="float" office:value="38.02433940498" calcext:value-type="float">
            <text:p>3.802433940498E+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20-L0.18-A28-RIBBON-100L SUM-ARC-LENGTH-(mm) <text:s text:c="15"/></text:p>
          </table:table-cell>
          <table:table-cell office:value-type="float" office:value="38.02572368417" calcext:value-type="float">
            <text:p>3.802572368417E+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30-L0.18-A28-RIBBON-100L SUM-ARC-LENGTH-(mm) <text:s text:c="15"/></text:p>
          </table:table-cell>
          <table:table-cell office:value-type="float" office:value="38.02757758292" calcext:value-type="float">
            <text:p>3.802757758292E+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40-L0.18-A28-RIBBON-100L SUM-ARC-LENGTH-(mm) <text:s text:c="15"/></text:p>
          </table:table-cell>
          <table:table-cell office:value-type="float" office:value="38.03483632374" calcext:value-type="float">
            <text:p>3.803483632374E+01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C10-L0.18-A28-ASTEPI SUM-ARC-LENGTH-(mm) <text:s text:c="15"/></text:p>
          </table:table-cell>
          <table:table-cell office:value-type="float" office:value="762.6471894183" calcext:value-type="float">
            <text:p>7.626471894183E+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20-L0.18-A28-ASTEPI SUM-ARC-LENGTH-(mm) <text:s text:c="15"/></text:p>
          </table:table-cell>
          <table:table-cell office:value-type="float" office:value="762.6564180797" calcext:value-type="float">
            <text:p>7.626564180797E+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30-L0.18-A28-ASTEPI SUM-ARC-LENGTH-(mm) <text:s text:c="15"/></text:p>
          </table:table-cell>
          <table:table-cell office:value-type="float" office:value="762.6597716718" calcext:value-type="float">
            <text:p>7.626597716718E+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40-L0.18-A28-ASTEPI SUM-ARC-LENGTH-(mm) <text:s text:c="15"/></text:p>
          </table:table-cell>
          <table:table-cell office:value-type="float" office:value="762.6830175974" calcext:value-type="float">
            <text:p>7.626830175974E+02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C10-L0.18-A28-SNAHYP SUM-ARC-LENGTH-(mm) <text:s text:c="15"/></text:p>
          </table:table-cell>
          <table:table-cell office:value-type="float" office:value="377.9474877648" calcext:value-type="float">
            <text:p>3.779474877648E+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C20-L0.18-A28-SNAHYP SUM-ARC-LENGTH-(mm) <text:s text:c="15"/></text:p>
          </table:table-cell>
          <table:table-cell office:value-type="float" office:value="377.9592539969" calcext:value-type="float">
            <text:p>3.779592539969E+0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 style:data-style-name="N2" text:time-value="23:15:10.798705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8T22:15:32.923349697</meta:creation-date>
    <meta:generator>LibreOffice/6.4.7.2$Linux_X86_64 LibreOffice_project/40$Build-2</meta:generator>
    <dc:date>2023-10-10T00:21:58.738000348</dc:date>
    <meta:editing-duration>PT36M25S</meta:editing-duration>
    <meta:editing-cycles>6</meta:editing-cycles>
    <meta:document-statistic meta:table-count="1" meta:cell-count="261" meta:object-count="0"/>
  </office:meta>
</office:document-meta>
</file>